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7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2">
            <text:p>i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in(t)</text:p>
          </table:table-cell>
          <table:table-cell table:style-name="ce1"/>
          <table:table-cell office:value-type="string" table:style-name="ce2">
            <text:p>sin (bit)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[.A2]*2*PI()/50" table:style-name="ce1">
            <text:p>0</text:p>
          </table:table-cell>
          <table:table-cell office:value-type="float" office:value="0" table:formula="of:=SIN([.B2])" table:style-name="ce1">
            <text:p>0</text:p>
          </table:table-cell>
          <table:table-cell table:style-name="ce1"/>
          <table:table-cell office:value-type="float" office:value="32768" table:formula="of:=32768 + 65535/10*(1*[.C2])" table:style-name="ce1">
            <text:p>32768</text:p>
          </table:table-cell>
          <table:table-cell office:value-type="string" table:style-name="ce1">
            <text:p>max(sin)</text:p>
          </table:table-cell>
          <table:table-cell office:value-type="float" office:value="39308.568164754681" table:formula="of:=MAX([.E2:.E51])" table:style-name="ce1">
            <text:p>39308,56816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12566370614359174" table:formula="of:=[.A3]*2*PI()/50" table:style-name="ce1">
            <text:p>0,125663706</text:p>
          </table:table-cell>
          <table:table-cell office:value-type="float" office:value="0.12533323356430426" table:formula="of:=SIN([.B3])" table:style-name="ce1">
            <text:p>0,125333234</text:p>
          </table:table-cell>
          <table:table-cell table:style-name="ce1"/>
          <table:table-cell office:value-type="float" office:value="33589.371346163665" table:formula="of:=32768 + 65535/10*(1*[.C3])" table:style-name="ce1">
            <text:p>33589,37135</text:p>
          </table:table-cell>
          <table:table-cell table:number-columns-repeated="2" table:style-name="ce1"/>
          <table:table-cell office:value-type="string" table:style-name="ce1">
            <text:p>volt</text:p>
          </table:table-cell>
          <table:table-cell office:value-type="string" table:style-name="ce1">
            <text:p>bits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5132741228718347" table:formula="of:=[.A4]*2*PI()/50" table:style-name="ce1">
            <text:p>0,251327412</text:p>
          </table:table-cell>
          <table:table-cell office:value-type="float" office:value="0.24868988716485479" table:formula="of:=SIN([.B4])" table:style-name="ce1">
            <text:p>0,248689887</text:p>
          </table:table-cell>
          <table:table-cell table:style-name="ce1"/>
          <table:table-cell office:value-type="float" office:value="34397.789175534876" table:formula="of:=32768 + 65535/10*(1*[.C4])" table:style-name="ce1">
            <text:p>34397,78918</text:p>
          </table:table-cell>
          <table:table-cell office:value-type="string" table:style-name="ce1">
            <text:p>min(sin)</text:p>
          </table:table-cell>
          <table:table-cell office:value-type="float" office:value="26227.431835245323" table:formula="of:=MIN([.E4:.E53])" table:style-name="ce1">
            <text:p>26227,43184</text:p>
          </table:table-cell>
          <table:table-cell office:value-type="float" office:value="5" table:style-name="ce1">
            <text:p>5</text:p>
          </table:table-cell>
          <table:table-cell office:value-type="float" office:value="65535" table:formula="of:=32767.5 + 65535/10*(1*[.H4])" table:style-name="ce1">
            <text:p>65535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37699111843077515" table:formula="of:=[.A5]*2*PI()/50" table:style-name="ce1">
            <text:p>0,376991118</text:p>
          </table:table-cell>
          <table:table-cell office:value-type="float" office:value="0.36812455268467792" table:formula="of:=SIN([.B5])" table:style-name="ce1">
            <text:p>0,368124553</text:p>
          </table:table-cell>
          <table:table-cell table:style-name="ce1"/>
          <table:table-cell office:value-type="float" office:value="35180.504256019034" table:formula="of:=32768 + 65535/10*(1*[.C5])" table:style-name="ce1">
            <text:p>35180,50426</text:p>
          </table:table-cell>
          <table:table-cell table:number-columns-repeated="2" table:style-name="ce1"/>
          <table:table-cell office:value-type="float" office:value="-5" table:style-name="ce1">
            <text:p>-5</text:p>
          </table:table-cell>
          <table:table-cell office:value-type="float" office:value="0" table:formula="of:=32767.5 + 65535/10*(1*[.H5])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50265482457436694" table:formula="of:=[.A6]*2*PI()/50" table:style-name="ce1">
            <text:p>0,502654825</text:p>
          </table:table-cell>
          <table:table-cell office:value-type="float" office:value="0.48175367410171532" table:formula="of:=SIN([.B6])" table:style-name="ce1">
            <text:p>0,481753674</text:p>
          </table:table-cell>
          <table:table-cell table:style-name="ce1"/>
          <table:table-cell office:value-type="float" office:value="35925.172703225588" table:formula="of:=32768 + 65535/10*(1*[.C6])" table:style-name="ce1">
            <text:p>35925,1727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32767.5" table:formula="of:=32767.5 + 65535/10*(1*[.H6])" table:style-name="ce1">
            <text:p>32767,5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62831853071795862" table:formula="of:=[.A7]*2*PI()/50" table:style-name="ce1">
            <text:p>0,628318531</text:p>
          </table:table-cell>
          <table:table-cell office:value-type="float" office:value="0.58778525229247314" table:formula="of:=SIN([.B7])" table:style-name="ce1">
            <text:p>0,587785252</text:p>
          </table:table-cell>
          <table:table-cell table:style-name="ce1"/>
          <table:table-cell office:value-type="float" office:value="36620.050650898724" table:formula="of:=32768 + 65535/10*(1*[.C7])" table:style-name="ce1">
            <text:p>36620,05065</text:p>
          </table:table-cell>
          <table:table-cell table:number-columns-repeated="2" table:style-name="ce1"/>
          <table:table-cell office:value-type="float" office:value="2.5" table:style-name="ce1">
            <text:p>2,5</text:p>
          </table:table-cell>
          <table:table-cell office:value-type="float" office:value="49151.25" table:formula="of:=32767.5 + 65535/10*(1*[.H7])" table:style-name="ce1">
            <text:p>49151,25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7539822368615503" table:formula="of:=[.A8]*2*PI()/50" table:style-name="ce1">
            <text:p>0,753982237</text:p>
          </table:table-cell>
          <table:table-cell office:value-type="float" office:value="0.68454710592868862" table:formula="of:=SIN([.B8])" table:style-name="ce1">
            <text:p>0,684547106</text:p>
          </table:table-cell>
          <table:table-cell table:style-name="ce1"/>
          <table:table-cell office:value-type="float" office:value="37254.179458703664" table:formula="of:=32768 + 65535/10*(1*[.C8])" table:style-name="ce1">
            <text:p>37254,17946</text:p>
          </table:table-cell>
          <table:table-cell table:number-columns-repeated="2" table:style-name="ce1"/>
          <table:table-cell office:value-type="float" office:value="-2.5" table:style-name="ce1">
            <text:p>-2,5</text:p>
          </table:table-cell>
          <table:table-cell office:value-type="float" office:value="16383.75" table:formula="of:=32767.5 + 65535/10*(1*[.H8])" table:style-name="ce1">
            <text:p>16383,75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87964594300514209" table:formula="of:=[.A9]*2*PI()/50" table:style-name="ce1">
            <text:p>0,879645943</text:p>
          </table:table-cell>
          <table:table-cell office:value-type="float" office:value="0.77051324277578925" table:formula="of:=SIN([.B9])" table:style-name="ce1">
            <text:p>0,770513243</text:p>
          </table:table-cell>
          <table:table-cell table:style-name="ce1"/>
          <table:table-cell office:value-type="float" office:value="37817.558536531134" table:formula="of:=32768 + 65535/10*(1*[.C9])" table:style-name="ce1">
            <text:p>37817,55854</text:p>
          </table:table-cell>
          <table:table-cell table:number-columns-repeated="16379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.0053096491487339" table:formula="of:=[.A10]*2*PI()/50" table:style-name="ce1">
            <text:p>1,005309649</text:p>
          </table:table-cell>
          <table:table-cell office:value-type="float" office:value="0.84432792550201508" table:formula="of:=SIN([.B10])" table:style-name="ce1">
            <text:p>0,844327926</text:p>
          </table:table-cell>
          <table:table-cell table:style-name="ce1"/>
          <table:table-cell office:value-type="float" office:value="38301.303059777456" table:formula="of:=32768 + 65535/10*(1*[.C10])" table:style-name="ce1">
            <text:p>38301,30306</text:p>
          </table:table-cell>
          <table:table-cell table:number-columns-repeated="16379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1309733552923256" table:formula="of:=[.A11]*2*PI()/50" table:style-name="ce1">
            <text:p>1,130973355</text:p>
          </table:table-cell>
          <table:table-cell office:value-type="float" office:value="0.90482705246601958" table:formula="of:=SIN([.B11])" table:style-name="ce1">
            <text:p>0,904827052</text:p>
          </table:table-cell>
          <table:table-cell table:style-name="ce1"/>
          <table:table-cell office:value-type="float" office:value="38697.784088336062" table:formula="of:=32768 + 65535/10*(1*[.C11])" table:style-name="ce1">
            <text:p>38697,78409</text:p>
          </table:table-cell>
          <table:table-cell table:number-columns-repeated="16379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2566370614359172" table:formula="of:=[.A12]*2*PI()/50" table:style-name="ce1">
            <text:p>1,256637061</text:p>
          </table:table-cell>
          <table:table-cell office:value-type="float" office:value="0.95105651629515353" table:formula="of:=SIN([.B12])" table:style-name="ce1">
            <text:p>0,951056516</text:p>
          </table:table-cell>
          <table:table-cell table:style-name="ce1"/>
          <table:table-cell office:value-type="float" office:value="39000.74887954029" table:formula="of:=32768 + 65535/10*(1*[.C12])" table:style-name="ce1">
            <text:p>39000,74888</text:p>
          </table:table-cell>
          <table:table-cell table:number-columns-repeated="16379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3823007675795089" table:formula="of:=[.A13]*2*PI()/50" table:style-name="ce1">
            <text:p>1,382300768</text:p>
          </table:table-cell>
          <table:table-cell office:value-type="float" office:value="0.98228725072868861" table:formula="of:=SIN([.B13])" table:style-name="ce1">
            <text:p>0,982287251</text:p>
          </table:table-cell>
          <table:table-cell table:style-name="ce1"/>
          <table:table-cell office:value-type="float" office:value="39205.419497650459" table:formula="of:=32768 + 65535/10*(1*[.C13])" table:style-name="ce1">
            <text:p>39205,4195</text:p>
          </table:table-cell>
          <table:table-cell table:number-columns-repeated="16379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5079644737231006" table:formula="of:=[.A14]*2*PI()/50" table:style-name="ce1">
            <text:p>1,507964474</text:p>
          </table:table-cell>
          <table:table-cell office:value-type="float" office:value="0.99802672842827156" table:formula="of:=SIN([.B14])" table:style-name="ce1">
            <text:p>0,998026728</text:p>
          </table:table-cell>
          <table:table-cell table:style-name="ce1"/>
          <table:table-cell office:value-type="float" office:value="39308.568164754681" table:formula="of:=32768 + 65535/10*(1*[.C14])" table:style-name="ce1">
            <text:p>39308,56816</text:p>
          </table:table-cell>
          <table:table-cell table:number-columns-repeated="16379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6336281798666925" table:formula="of:=[.A15]*2*PI()/50" table:style-name="ce1">
            <text:p>1,63362818</text:p>
          </table:table-cell>
          <table:table-cell office:value-type="float" office:value="0.99802672842827156" table:formula="of:=SIN([.B15])" table:style-name="ce1">
            <text:p>0,998026728</text:p>
          </table:table-cell>
          <table:table-cell table:style-name="ce1"/>
          <table:table-cell office:value-type="float" office:value="39308.568164754681" table:formula="of:=32768 + 65535/10*(1*[.C15])" table:style-name="ce1">
            <text:p>39308,56816</text:p>
          </table:table-cell>
          <table:table-cell table:number-columns-repeated="16379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.7592918860102842" table:formula="of:=[.A16]*2*PI()/50" table:style-name="ce1">
            <text:p>1,759291886</text:p>
          </table:table-cell>
          <table:table-cell office:value-type="float" office:value="0.98228725072868872" table:formula="of:=SIN([.B16])" table:style-name="ce1">
            <text:p>0,982287251</text:p>
          </table:table-cell>
          <table:table-cell table:style-name="ce1"/>
          <table:table-cell office:value-type="float" office:value="39205.419497650459" table:formula="of:=32768 + 65535/10*(1*[.C16])" table:style-name="ce1">
            <text:p>39205,4195</text:p>
          </table:table-cell>
          <table:table-cell table:number-columns-repeated="16379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.8849555921538756" table:formula="of:=[.A17]*2*PI()/50" table:style-name="ce1">
            <text:p>1,884955592</text:p>
          </table:table-cell>
          <table:table-cell office:value-type="float" office:value="0.95105651629515364" table:formula="of:=SIN([.B17])" table:style-name="ce1">
            <text:p>0,951056516</text:p>
          </table:table-cell>
          <table:table-cell table:style-name="ce1"/>
          <table:table-cell office:value-type="float" office:value="39000.74887954029" table:formula="of:=32768 + 65535/10*(1*[.C17])" table:style-name="ce1">
            <text:p>39000,74888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.0106192982974678" table:formula="of:=[.A18]*2*PI()/50" table:style-name="ce1">
            <text:p>2,010619298</text:p>
          </table:table-cell>
          <table:table-cell office:value-type="float" office:value="0.90482705246601947" table:formula="of:=SIN([.B18])" table:style-name="ce1">
            <text:p>0,904827052</text:p>
          </table:table-cell>
          <table:table-cell table:style-name="ce1"/>
          <table:table-cell office:value-type="float" office:value="38697.784088336062" table:formula="of:=32768 + 65535/10*(1*[.C18])" table:style-name="ce1">
            <text:p>38697,78409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.1362830044410597" table:formula="of:=[.A19]*2*PI()/50" table:style-name="ce1">
            <text:p>2,136283004</text:p>
          </table:table-cell>
          <table:table-cell office:value-type="float" office:value="0.84432792550201496" table:formula="of:=SIN([.B19])" table:style-name="ce1">
            <text:p>0,844327926</text:p>
          </table:table-cell>
          <table:table-cell table:style-name="ce1"/>
          <table:table-cell office:value-type="float" office:value="38301.303059777456" table:formula="of:=32768 + 65535/10*(1*[.C19])" table:style-name="ce1">
            <text:p>38301,30306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.2619467105846511" table:formula="of:=[.A20]*2*PI()/50" table:style-name="ce1">
            <text:p>2,261946711</text:p>
          </table:table-cell>
          <table:table-cell office:value-type="float" office:value="0.77051324277578925" table:formula="of:=SIN([.B20])" table:style-name="ce1">
            <text:p>0,770513243</text:p>
          </table:table-cell>
          <table:table-cell table:style-name="ce1"/>
          <table:table-cell office:value-type="float" office:value="37817.558536531134" table:formula="of:=32768 + 65535/10*(1*[.C20])" table:style-name="ce1">
            <text:p>37817,55854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.3876104167282426" table:formula="of:=[.A21]*2*PI()/50" table:style-name="ce1">
            <text:p>2,387610417</text:p>
          </table:table-cell>
          <table:table-cell office:value-type="float" office:value="0.68454710592868884" table:formula="of:=SIN([.B21])" table:style-name="ce1">
            <text:p>0,684547106</text:p>
          </table:table-cell>
          <table:table-cell table:style-name="ce1"/>
          <table:table-cell office:value-type="float" office:value="37254.179458703664" table:formula="of:=32768 + 65535/10*(1*[.C21])" table:style-name="ce1">
            <text:p>37254,17946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.5132741228718345" table:formula="of:=[.A22]*2*PI()/50" table:style-name="ce1">
            <text:p>2,513274123</text:p>
          </table:table-cell>
          <table:table-cell office:value-type="float" office:value="0.58778525229247325" table:formula="of:=SIN([.B22])" table:style-name="ce1">
            <text:p>0,587785252</text:p>
          </table:table-cell>
          <table:table-cell table:style-name="ce1"/>
          <table:table-cell office:value-type="float" office:value="36620.050650898724" table:formula="of:=32768 + 65535/10*(1*[.C22])" table:style-name="ce1">
            <text:p>36620,05065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.6389378290154264" table:formula="of:=[.A23]*2*PI()/50" table:style-name="ce1">
            <text:p>2,638937829</text:p>
          </table:table-cell>
          <table:table-cell office:value-type="float" office:value="0.48175367410171521" table:formula="of:=SIN([.B23])" table:style-name="ce1">
            <text:p>0,481753674</text:p>
          </table:table-cell>
          <table:table-cell table:style-name="ce1"/>
          <table:table-cell office:value-type="float" office:value="35925.172703225588" table:formula="of:=32768 + 65535/10*(1*[.C23])" table:style-name="ce1">
            <text:p>35925,1727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.7646015351590179" table:formula="of:=[.A24]*2*PI()/50" table:style-name="ce1">
            <text:p>2,764601535</text:p>
          </table:table-cell>
          <table:table-cell office:value-type="float" office:value="0.36812455268467814" table:formula="of:=SIN([.B24])" table:style-name="ce1">
            <text:p>0,368124553</text:p>
          </table:table-cell>
          <table:table-cell table:style-name="ce1"/>
          <table:table-cell office:value-type="float" office:value="35180.504256019041" table:formula="of:=32768 + 65535/10*(1*[.C24])" table:style-name="ce1">
            <text:p>35180,50426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.8902652413026093" table:formula="of:=[.A25]*2*PI()/50" table:style-name="ce1">
            <text:p>2,890265241</text:p>
          </table:table-cell>
          <table:table-cell office:value-type="float" office:value="0.24868988716485524" table:formula="of:=SIN([.B25])" table:style-name="ce1">
            <text:p>0,248689887</text:p>
          </table:table-cell>
          <table:table-cell table:style-name="ce1"/>
          <table:table-cell office:value-type="float" office:value="34397.789175534876" table:formula="of:=32768 + 65535/10*(1*[.C25])" table:style-name="ce1">
            <text:p>34397,78918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.0159289474462012" table:formula="of:=[.A26]*2*PI()/50" table:style-name="ce1">
            <text:p>3,015928947</text:p>
          </table:table-cell>
          <table:table-cell office:value-type="float" office:value="0.12533323356430454" table:formula="of:=SIN([.B26])" table:style-name="ce1">
            <text:p>0,125333234</text:p>
          </table:table-cell>
          <table:table-cell table:style-name="ce1"/>
          <table:table-cell office:value-type="float" office:value="33589.371346163673" table:formula="of:=32768 + 65535/10*(1*[.C26])" table:style-name="ce1">
            <text:p>33589,37135</text:p>
          </table:table-cell>
          <table:table-cell table:number-columns-repeated="6"/>
          <table:table-cell table:style-name="ce1">
            <draw:frame draw:z-index="1" draw:id="id0" draw:style-name="a0" draw:name="Chart 1" svg:x="0.16667in" svg:y="0.01667in" svg:width="6.21667in" svg:height="4.183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.1415926535897931" table:formula="of:=[.A27]*2*PI()/50" table:style-name="ce1">
            <text:p>3,141592654</text:p>
          </table:table-cell>
          <table:table-cell office:value-type="float" office:value="1.22514845490862E-16" table:formula="of:=SIN([.B27])" table:style-name="ce1">
            <text:p>1,22515E-16</text:p>
          </table:table-cell>
          <table:table-cell table:style-name="ce1"/>
          <table:table-cell office:value-type="float" office:value="32768" table:formula="of:=32768 + 65535/10*(1*[.C27])" table:style-name="ce1">
            <text:p>32768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.267256359733385" table:formula="of:=[.A28]*2*PI()/50" table:style-name="ce1">
            <text:p>3,26725636</text:p>
          </table:table-cell>
          <table:table-cell office:value-type="float" office:value="-0.12533323356430429" table:formula="of:=SIN([.B28])" table:style-name="ce1">
            <text:p>-0,125333234</text:p>
          </table:table-cell>
          <table:table-cell table:style-name="ce1"/>
          <table:table-cell office:value-type="float" office:value="31946.628653836331" table:formula="of:=32768 + 65535/10*(1*[.C28])" table:style-name="ce1">
            <text:p>31946,62865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.3929200658769765" table:formula="of:=[.A29]*2*PI()/50" table:style-name="ce1">
            <text:p>3,392920066</text:p>
          </table:table-cell>
          <table:table-cell office:value-type="float" office:value="-0.24868988716485457" table:formula="of:=SIN([.B29])" table:style-name="ce1">
            <text:p>-0,248689887</text:p>
          </table:table-cell>
          <table:table-cell table:style-name="ce1"/>
          <table:table-cell office:value-type="float" office:value="31138.210824465124" table:formula="of:=32768 + 65535/10*(1*[.C29])" table:style-name="ce1">
            <text:p>31138,21082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.5185837720205684" table:formula="of:=[.A30]*2*PI()/50" table:style-name="ce1">
            <text:p>3,518583772</text:p>
          </table:table-cell>
          <table:table-cell office:value-type="float" office:value="-0.36812455268467792" table:formula="of:=SIN([.B30])" table:style-name="ce1">
            <text:p>-0,368124553</text:p>
          </table:table-cell>
          <table:table-cell table:style-name="ce1"/>
          <table:table-cell office:value-type="float" office:value="30355.495743980962" table:formula="of:=32768 + 65535/10*(1*[.C30])" table:style-name="ce1">
            <text:p>30355,49574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.6442474781641603" table:formula="of:=[.A31]*2*PI()/50" table:style-name="ce1">
            <text:p>3,644247478</text:p>
          </table:table-cell>
          <table:table-cell office:value-type="float" office:value="-0.48175367410171538" table:formula="of:=SIN([.B31])" table:style-name="ce1">
            <text:p>-0,481753674</text:p>
          </table:table-cell>
          <table:table-cell table:style-name="ce1"/>
          <table:table-cell office:value-type="float" office:value="29610.827296774409" table:formula="of:=32768 + 65535/10*(1*[.C31])" table:style-name="ce1">
            <text:p>29610,8273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.7699111843077513" table:formula="of:=[.A32]*2*PI()/50" table:style-name="ce1">
            <text:p>3,769911184</text:p>
          </table:table-cell>
          <table:table-cell office:value-type="float" office:value="-0.58778525229247269" table:formula="of:=SIN([.B32])" table:style-name="ce1">
            <text:p>-0,587785252</text:p>
          </table:table-cell>
          <table:table-cell table:style-name="ce1"/>
          <table:table-cell office:value-type="float" office:value="28915.94934910128" table:formula="of:=32768 + 65535/10*(1*[.C32])" table:style-name="ce1">
            <text:p>28915,94935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.8955748904513432" table:formula="of:=[.A33]*2*PI()/50" table:style-name="ce1">
            <text:p>3,89557489</text:p>
          </table:table-cell>
          <table:table-cell office:value-type="float" office:value="-0.68454710592868839" table:formula="of:=SIN([.B33])" table:style-name="ce1">
            <text:p>-0,684547106</text:p>
          </table:table-cell>
          <table:table-cell table:style-name="ce1"/>
          <table:table-cell office:value-type="float" office:value="28281.82054129634" table:formula="of:=32768 + 65535/10*(1*[.C33])" table:style-name="ce1">
            <text:p>28281,82054</text:p>
          </table:table-cell>
          <table:table-cell table:number-columns-repeated="16379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.0212385965949355" table:formula="of:=[.A34]*2*PI()/50" table:style-name="ce1">
            <text:p>4,021238597</text:p>
          </table:table-cell>
          <table:table-cell office:value-type="float" office:value="-0.77051324277578936" table:formula="of:=SIN([.B34])" table:style-name="ce1">
            <text:p>-0,770513243</text:p>
          </table:table-cell>
          <table:table-cell table:style-name="ce1"/>
          <table:table-cell office:value-type="float" office:value="27718.441463468866" table:formula="of:=32768 + 65535/10*(1*[.C34])" table:style-name="ce1">
            <text:p>27718,44146</text:p>
          </table:table-cell>
          <table:table-cell table:number-columns-repeated="16379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.1469023027385274" table:formula="of:=[.A35]*2*PI()/50" table:style-name="ce1">
            <text:p>4,146902303</text:p>
          </table:table-cell>
          <table:table-cell office:value-type="float" office:value="-0.8443279255020153" table:formula="of:=SIN([.B35])" table:style-name="ce1">
            <text:p>-0,844327926</text:p>
          </table:table-cell>
          <table:table-cell table:style-name="ce1"/>
          <table:table-cell office:value-type="float" office:value="27234.696940222544" table:formula="of:=32768 + 65535/10*(1*[.C35])" table:style-name="ce1">
            <text:p>27234,69694</text:p>
          </table:table-cell>
          <table:table-cell table:number-columns-repeated="16379" table:style-name="ce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.2725660088821193" table:formula="of:=[.A36]*2*PI()/50" table:style-name="ce1">
            <text:p>4,272566009</text:p>
          </table:table-cell>
          <table:table-cell office:value-type="float" office:value="-0.9048270524660198" table:formula="of:=SIN([.B36])" table:style-name="ce1">
            <text:p>-0,904827052</text:p>
          </table:table-cell>
          <table:table-cell table:style-name="ce1"/>
          <table:table-cell office:value-type="float" office:value="26838.215911663938" table:formula="of:=32768 + 65535/10*(1*[.C36])" table:style-name="ce1">
            <text:p>26838,21591</text:p>
          </table:table-cell>
          <table:table-cell table:number-columns-repeated="16379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.3982297150257104" table:formula="of:=[.A37]*2*PI()/50" table:style-name="ce1">
            <text:p>4,398229715</text:p>
          </table:table-cell>
          <table:table-cell office:value-type="float" office:value="-0.95105651629515353" table:formula="of:=SIN([.B37])" table:style-name="ce1">
            <text:p>-0,951056516</text:p>
          </table:table-cell>
          <table:table-cell table:style-name="ce1"/>
          <table:table-cell office:value-type="float" office:value="26535.25112045971" table:formula="of:=32768 + 65535/10*(1*[.C37])" table:style-name="ce1">
            <text:p>26535,25112</text:p>
          </table:table-cell>
          <table:table-cell table:number-columns-repeated="16379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.5238934211693023" table:formula="of:=[.A38]*2*PI()/50" table:style-name="ce1">
            <text:p>4,523893421</text:p>
          </table:table-cell>
          <table:table-cell office:value-type="float" office:value="-0.98228725072868872" table:formula="of:=SIN([.B38])" table:style-name="ce1">
            <text:p>-0,982287251</text:p>
          </table:table-cell>
          <table:table-cell table:style-name="ce1"/>
          <table:table-cell office:value-type="float" office:value="26330.580502349538" table:formula="of:=32768 + 65535/10*(1*[.C38])" table:style-name="ce1">
            <text:p>26330,5805</text:p>
          </table:table-cell>
          <table:table-cell table:number-columns-repeated="16379" table:style-name="ce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.6495571273128942" table:formula="of:=[.A39]*2*PI()/50" table:style-name="ce1">
            <text:p>4,649557127</text:p>
          </table:table-cell>
          <table:table-cell office:value-type="float" office:value="-0.99802672842827156" table:formula="of:=SIN([.B39])" table:style-name="ce1">
            <text:p>-0,998026728</text:p>
          </table:table-cell>
          <table:table-cell table:style-name="ce1"/>
          <table:table-cell office:value-type="float" office:value="26227.431835245323" table:formula="of:=32768 + 65535/10*(1*[.C39])" table:style-name="ce1">
            <text:p>26227,43184</text:p>
          </table:table-cell>
          <table:table-cell table:number-columns-repeated="16379" table:style-name="ce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.7752208334564852" table:formula="of:=[.A40]*2*PI()/50" table:style-name="ce1">
            <text:p>4,775220833</text:p>
          </table:table-cell>
          <table:table-cell office:value-type="float" office:value="-0.99802672842827156" table:formula="of:=SIN([.B40])" table:style-name="ce1">
            <text:p>-0,998026728</text:p>
          </table:table-cell>
          <table:table-cell table:style-name="ce1"/>
          <table:table-cell office:value-type="float" office:value="26227.431835245323" table:formula="of:=32768 + 65535/10*(1*[.C40])" table:style-name="ce1">
            <text:p>26227,43184</text:p>
          </table:table-cell>
          <table:table-cell table:number-columns-repeated="16379" table:style-name="ce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.9008845396000771" table:formula="of:=[.A41]*2*PI()/50" table:style-name="ce1">
            <text:p>4,90088454</text:p>
          </table:table-cell>
          <table:table-cell office:value-type="float" office:value="-0.98228725072868872" table:formula="of:=SIN([.B41])" table:style-name="ce1">
            <text:p>-0,982287251</text:p>
          </table:table-cell>
          <table:table-cell table:style-name="ce1"/>
          <table:table-cell office:value-type="float" office:value="26330.580502349538" table:formula="of:=32768 + 65535/10*(1*[.C41])" table:style-name="ce1">
            <text:p>26330,5805</text:p>
          </table:table-cell>
          <table:table-cell table:style-name="ce1"/>
          <table:table-cell office:value-type="string" table:style-name="ce1">
            <text:p>bits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alph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.026548245743669" table:formula="of:=[.A42]*2*PI()/50" table:style-name="ce1">
            <text:p>5,026548246</text:p>
          </table:table-cell>
          <table:table-cell office:value-type="float" office:value="-0.95105651629515364" table:formula="of:=SIN([.B42])" table:style-name="ce1">
            <text:p>-0,951056516</text:p>
          </table:table-cell>
          <table:table-cell table:style-name="ce1"/>
          <table:table-cell office:value-type="float" office:value="26535.25112045971" table:formula="of:=32768 + 65535/10*(1*[.C42])" table:style-name="ce1">
            <text:p>26535,2511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.15221195188726" table:formula="of:=[.A43]*2*PI()/50" table:style-name="ce1">
            <text:p>5,152211952</text:p>
          </table:table-cell>
          <table:table-cell office:value-type="float" office:value="-0.90482705246601991" table:formula="of:=SIN([.B43])" table:style-name="ce1">
            <text:p>-0,904827052</text:p>
          </table:table-cell>
          <table:table-cell table:style-name="ce1"/>
          <table:table-cell office:value-type="float" office:value="26838.215911663938" table:formula="of:=32768 + 65535/10*(1*[.C43])" table:style-name="ce1">
            <text:p>26838,21591</text:p>
          </table:table-cell>
          <table:table-cell table:style-name="ce1"/>
          <table:table-cell office:value-type="float" office:value="32767" table:formula="of:=2^15-1" table:style-name="ce1">
            <text:p>32767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.2778756580308528" table:formula="of:=[.A44]*2*PI()/50" table:style-name="ce1">
            <text:p>5,277875658</text:p>
          </table:table-cell>
          <table:table-cell office:value-type="float" office:value="-0.84432792550201496" table:formula="of:=SIN([.B44])" table:style-name="ce1">
            <text:p>-0,844327926</text:p>
          </table:table-cell>
          <table:table-cell table:style-name="ce1"/>
          <table:table-cell office:value-type="float" office:value="27234.696940222544" table:formula="of:=32768 + 65535/10*(1*[.C44])" table:style-name="ce1">
            <text:p>27234,69694</text:p>
          </table:table-cell>
          <table:table-cell table:style-name="ce1"/>
          <table:table-cell office:value-type="float" office:value="16383.5" table:formula="of:=[.G43]/2" table:style-name="ce1">
            <text:p>16383,5</text:p>
          </table:table-cell>
          <table:table-cell table:number-columns-repeated="16377" table:style-name="ce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.4035393641744438" table:formula="of:=[.A45]*2*PI()/50" table:style-name="ce1">
            <text:p>5,403539364</text:p>
          </table:table-cell>
          <table:table-cell office:value-type="float" office:value="-0.77051324277578959" table:formula="of:=SIN([.B45])" table:style-name="ce1">
            <text:p>-0,770513243</text:p>
          </table:table-cell>
          <table:table-cell table:style-name="ce1"/>
          <table:table-cell office:value-type="float" office:value="27718.441463468862" table:formula="of:=32768 + 65535/10*(1*[.C45])" table:style-name="ce1">
            <text:p>27718,44146</text:p>
          </table:table-cell>
          <table:table-cell table:style-name="ce1"/>
          <table:table-cell office:value-type="float" office:value="65535" table:formula="of:=2^16-1" table:style-name="ce1">
            <text:p>6553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.5292030703180357" table:formula="of:=[.A46]*2*PI()/50" table:style-name="ce1">
            <text:p>5,52920307</text:p>
          </table:table-cell>
          <table:table-cell office:value-type="float" office:value="-0.68454710592868895" table:formula="of:=SIN([.B46])" table:style-name="ce1">
            <text:p>-0,684547106</text:p>
          </table:table-cell>
          <table:table-cell table:style-name="ce1"/>
          <table:table-cell office:value-type="float" office:value="28281.820541296336" table:formula="of:=32768 + 65535/10*(1*[.C46])" table:style-name="ce1">
            <text:p>28281,82054</text:p>
          </table:table-cell>
          <table:table-cell table:number-columns-repeated="16379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.6548667764616276" table:formula="of:=[.A47]*2*PI()/50" table:style-name="ce1">
            <text:p>5,654866776</text:p>
          </table:table-cell>
          <table:table-cell office:value-type="float" office:value="-0.58778525229247336" table:formula="of:=SIN([.B47])" table:style-name="ce1">
            <text:p>-0,587785252</text:p>
          </table:table-cell>
          <table:table-cell table:style-name="ce1"/>
          <table:table-cell office:value-type="float" office:value="28915.949349101276" table:formula="of:=32768 + 65535/10*(1*[.C47])" table:style-name="ce1">
            <text:p>28915,94935</text:p>
          </table:table-cell>
          <table:table-cell table:number-columns-repeated="16379" table:style-name="ce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.7805304826052186" table:formula="of:=[.A48]*2*PI()/50" table:style-name="ce1">
            <text:p>5,780530483</text:p>
          </table:table-cell>
          <table:table-cell office:value-type="float" office:value="-0.4817536741017161" table:formula="of:=SIN([.B48])" table:style-name="ce1">
            <text:p>-0,481753674</text:p>
          </table:table-cell>
          <table:table-cell table:style-name="ce1"/>
          <table:table-cell office:value-type="float" office:value="29610.827296774405" table:formula="of:=32768 + 65535/10*(1*[.C48])" table:style-name="ce1">
            <text:p>29610,8273</text:p>
          </table:table-cell>
          <table:table-cell table:number-columns-repeated="16379" table:style-name="ce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.9061941887488114" table:formula="of:=[.A49]*2*PI()/50" table:style-name="ce1">
            <text:p>5,906194189</text:p>
          </table:table-cell>
          <table:table-cell office:value-type="float" office:value="-0.36812455268467786" table:formula="of:=SIN([.B49])" table:style-name="ce1">
            <text:p>-0,368124553</text:p>
          </table:table-cell>
          <table:table-cell table:style-name="ce1"/>
          <table:table-cell office:value-type="float" office:value="30355.495743980962" table:formula="of:=32768 + 65535/10*(1*[.C49])" table:style-name="ce1">
            <text:p>30355,49574</text:p>
          </table:table-cell>
          <table:table-cell table:number-columns-repeated="16379" table:style-name="ce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.0318578948924024" table:formula="of:=[.A50]*2*PI()/50" table:style-name="ce1">
            <text:p>6,031857895</text:p>
          </table:table-cell>
          <table:table-cell office:value-type="float" office:value="-0.24868988716485535" table:formula="of:=SIN([.B50])" table:style-name="ce1">
            <text:p>-0,248689887</text:p>
          </table:table-cell>
          <table:table-cell table:style-name="ce1"/>
          <table:table-cell office:value-type="float" office:value="31138.210824465121" table:formula="of:=32768 + 65535/10*(1*[.C50])" table:style-name="ce1">
            <text:p>31138,21082</text:p>
          </table:table-cell>
          <table:table-cell table:number-columns-repeated="16379" table:style-name="ce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.1575216010359943" table:formula="of:=[.A51]*2*PI()/50" table:style-name="ce1">
            <text:p>6,157521601</text:p>
          </table:table-cell>
          <table:table-cell office:value-type="float" office:value="-0.12533323356430465" table:formula="of:=SIN([.B51])" table:style-name="ce1">
            <text:p>-0,125333234</text:p>
          </table:table-cell>
          <table:table-cell table:style-name="ce1"/>
          <table:table-cell office:value-type="float" office:value="31946.628653836331" table:formula="of:=32768 + 65535/10*(1*[.C51])" table:style-name="ce1">
            <text:p>31946,62865</text:p>
          </table:table-cell>
          <table:table-cell table:style-name="ce1"/>
          <table:table-cell office:value-type="float" office:value="37.5" table:formula="of:=MOD(-12.5;50)" table:style-name="ce1">
            <text:p>37,5</text:p>
          </table:table-cell>
          <table:table-cell table:number-columns-repeated="16377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phi</text:p>
          </table:table-cell>
          <table:table-cell office:value-type="float" office:value="37.5" table:formula="of:=3*12.5" table:style-name="ce1">
            <text:p>37,5</text:p>
          </table:table-cell>
          <table:table-cell table:number-columns-repeated="16377" table:style-name="ce1"/>
        </table:table-row>
        <table:table-row table:style-name="ro1">
          <table:table-cell table:number-columns-repeated="5" table:style-name="ce1"/>
          <table:table-cell office:value-type="float" office:value="-1.5707963267948966" table:formula="of:=-PI()/2" table:style-name="ce1">
            <text:p>-1,570796327</text:p>
          </table:table-cell>
          <table:table-cell office:value-type="float" office:value="-12.5" table:formula="of:=25/PI()*[.F53]" table:style-name="ce1">
            <text:p>-12,5</text:p>
          </table:table-cell>
          <table:table-cell office:value-type="float" office:value="37.5" table:formula="of:=MOD([.G53];50)" table:style-name="ce1">
            <text:p>37,5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formula="of:=25/PI()*[.F54]" table:style-name="ce1">
            <text:p>0</text:p>
          </table:table-cell>
          <table:table-cell office:value-type="float" office:value="0" table:formula="of:=MOD([.G54];50)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office:value-type="float" office:value="1.5707963267948966" table:formula="of:=PI()/2" table:style-name="ce1">
            <text:p>1,570796327</text:p>
          </table:table-cell>
          <table:table-cell office:value-type="float" office:value="12.5" table:formula="of:=25/PI()*[.F55]" table:style-name="ce1">
            <text:p>12,5</text:p>
          </table:table-cell>
          <table:table-cell office:value-type="float" office:value="12.5" table:formula="of:=MOD([.G55];50)" table:style-name="ce1">
            <text:p>12,5</text:p>
          </table:table-cell>
          <table:table-cell table:number-columns-repeated="16376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phi</text:p>
          </table:table-cell>
          <table:table-cell table:style-name="ce1"/>
          <table:table-cell office:value-type="string" table:style-name="ce1">
            <text:p>k</text:p>
          </table:table-cell>
          <table:table-cell table:number-columns-repeated="16377" table:style-name="ce1"/>
        </table:table-row>
        <table:table-row table:style-name="ro1">
          <table:table-cell table:number-columns-repeated="4" table:style-name="ce1"/>
          <table:table-cell office:value-type="float" office:value="-1.5707963267948966" table:formula="of:=-PI()/2" table:style-name="ce1">
            <text:p>-1,570796327</text:p>
          </table:table-cell>
          <table:table-cell office:value-type="float" office:value="-12.5" table:formula="of:=25/PI()*[.E61]" table:style-name="ce1">
            <text:p>-12,5</text:p>
          </table:table-cell>
          <table:table-cell office:value-type="float" office:value="37.5" table:formula="of:=MOD([.F61];50)" table:style-name="ce1">
            <text:p>37,5</text:p>
          </table:table-cell>
          <table:table-cell table:number-columns-repeated="16377" table:style-name="ce1"/>
        </table:table-row>
        <table:table-row table:style-name="ro1"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0" table:formula="of:=25/PI()*[.E62]" table:style-name="ce1">
            <text:p>0</text:p>
          </table:table-cell>
          <table:table-cell office:value-type="float" office:value="0" table:formula="of:=MOD([.F62];50)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table:number-columns-repeated="4" table:style-name="ce1"/>
          <table:table-cell office:value-type="float" office:value="1.5707963267948966" table:formula="of:=PI()/2" table:style-name="ce1">
            <text:p>1,570796327</text:p>
          </table:table-cell>
          <table:table-cell office:value-type="float" office:value="12.5" table:formula="of:=25/PI()*[.E63]" table:style-name="ce1">
            <text:p>12,5</text:p>
          </table:table-cell>
          <table:table-cell office:value-type="float" office:value="12.5" table:formula="of:=MOD([.F63];50)" table:style-name="ce1">
            <text:p>12,5</text:p>
          </table:table-cell>
          <table:table-cell table:number-columns-repeated="16377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coef a pour p</text:p>
          </table:table-cell>
          <table:table-cell office:value-type="string" table:style-name="ce1">
            <text:p>coef b pr p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7.6295109483482109E-4" table:formula="of:=50/(2^16-1)" table:style-name="ce1">
            <text:p>0,000762951</text:p>
          </table:table-cell>
          <table:table-cell office:value-type="float" office:value="1.5260252120848229E-3" table:formula="of:=50/(2^15-1*PI())" table:style-name="ce1">
            <text:p>0,001526025</text:p>
          </table:table-cell>
          <table:table-cell table:number-columns-repeated="16380"/>
        </table:table-row>
        <table:table-row table:number-rows-repeated="104850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Lucien Rakotomalala</dc:creator>
    <meta:creation-date>2017-12-18T14:48:53Z</meta:creation-date>
    <dc:date>2017-12-19T11:40:58Z</dc:date>
    <meta:editing-cycles>6</meta:editing-cycles>
    <meta:editing-duration>PT30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301.2pt" svg:width="447.6pt" chart:style-name="Crt0">
        <chart:title chart:style-name="CT00">
          <text:p text:style-name="a0" text:class-names="" text:cond-style-name="">sin(t)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heet1.$C$1" chart:values-cell-range-address="Sheet1.$C$2:.$C$51" chart:class="chart:scatter" chart:attached-axis="primary-y" chart:style-name="G0S0">
            <chart:domain table:cell-range-address="Sheet1.$B$2:.$B$51"/>
            <chart:data-point chart:repeated="5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